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P6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auto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12bda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10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0dd4c2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uk" fo:country="UA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language="uk" fo:country="UA" style:font-size-asian="12pt" style:font-name-complex="Times New Roman1" style:font-size-complex="12pt"/>
    </style:style>
    <style:style style:name="T4" style:family="text">
      <style:text-properties style:font-name="Times New Roman" fo:font-size="12pt" fo:language="uk" fo:country="UA" officeooo:rsid="000b8382" style:font-name-asian="Times New Roman1" style:font-size-asian="12pt" style:language-asian="zh" style:country-asian="CN" style:font-name-complex="Times New Roman1" style:font-size-complex="12pt"/>
    </style:style>
    <style:style style:name="T5" style:family="text">
      <style:text-properties style:font-name="Times New Roman" fo:font-size="12pt" fo:language="uk" fo:country="UA" fo:background-color="#ffff99" loext:char-shading-value="0" style:font-size-asian="12pt" style:font-name-complex="Times New Roman1" style:font-size-complex="12pt"/>
    </style:style>
    <style:style style:name="T6" style:family="text">
      <style:text-properties style:font-name="Times New Roman" fo:font-size="12pt" fo:language="uk" fo:country="UA" fo:font-weight="normal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8" style:family="text">
      <style:text-properties style:font-name="Times New Roman" fo:font-size="12pt" fo:language="ru" fo:country="RU" officeooo:rsid="000b8382" style:font-size-asian="12pt" style:font-name-complex="Times New Roman1" style:font-size-complex="12pt"/>
    </style:style>
    <style:style style:name="T9" style:family="text">
      <style:text-properties style:font-name="Times New Roman" fo:font-size="12pt" fo:language="ru" fo:country="RU" officeooo:rsid="000c9fe0" style:font-size-asian="12pt" style:font-name-complex="Times New Roman1" style:font-size-complex="12pt"/>
    </style:style>
    <style:style style:name="T10" style:family="text">
      <style:text-properties style:font-name="Times New Roman" fo:font-size="12pt" fo:language="ru" fo:country="RU" officeooo:rsid="000dd4c2" style:font-size-asian="12pt" style:font-name-complex="Times New Roman1" style:font-size-complex="12pt"/>
    </style:style>
    <style:style style:name="T11" style:family="text">
      <style:text-properties style:font-name="Times New Roman" fo:font-size="12pt" fo:language="ru" fo:country="RU" officeooo:rsid="000ec8b5" style:font-size-asian="12pt" style:font-name-complex="Times New Roman1" style:font-size-complex="12pt"/>
    </style:style>
    <style:style style:name="T12" style:family="text">
      <style:text-properties style:font-name="Times New Roman" fo:font-size="12pt" fo:language="ru" fo:country="RU" officeooo:rsid="001046ff" style:font-size-asian="12pt" style:font-name-complex="Times New Roman1" style:font-size-complex="12pt"/>
    </style:style>
    <style:style style:name="T13" style:family="text">
      <style:text-properties style:font-name="Times New Roman" fo:font-size="12pt" fo:language="ru" fo:country="RU" officeooo:rsid="0011e828" style:font-size-asian="12pt" style:font-name-complex="Times New Roman1" style:font-size-complex="12pt"/>
    </style:style>
    <style:style style:name="T14" style:family="text">
      <style:text-properties style:font-name="Times New Roman" fo:font-size="12pt" fo:language="ru" fo:country="RU" officeooo:rsid="0012bdac" style:font-size-asian="12pt" style:font-name-complex="Times New Roman1" style:font-size-complex="12pt"/>
    </style:style>
    <style:style style:name="T15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16" style:family="text">
      <style:text-properties style:font-name="Times New Roman" fo:font-size="12pt" fo:language="ru" fo:country="RU" fo:background-color="#ffff99" loext:char-shading-value="0" style:font-size-asian="12pt" style:font-name-complex="Times New Roman1" style:font-size-complex="12pt"/>
    </style:style>
    <style:style style:name="T17" style:family="text">
      <style:text-properties style:font-name="Times New Roman" fo:font-size="12pt" fo:language="ru" fo:country="RU" officeooo:rsid="0012bdac" fo:background-color="#ffff99" loext:char-shading-value="0" style:font-size-asian="12pt" style:font-name-complex="Times New Roman1" style:font-size-complex="12pt"/>
    </style:style>
    <style:style style:name="T18" style:family="text">
      <style:text-properties style:font-name="Times New Roman" fo:font-size="12pt" fo:language="ru" fo:country="RU" fo:background-color="transparent" loext:char-shading-value="0" style:font-size-asian="12pt" style:font-name-complex="Times New Roman1" style:font-size-complex="12pt"/>
    </style:style>
    <style:style style:name="T19" style:family="text">
      <style:text-properties style:font-name="Times New Roman" fo:font-size="12pt" fo:language="ru" fo:country="RU" officeooo:rsid="0012bdac" fo:background-color="transparent" loext:char-shading-value="0" style:font-size-asian="12pt" style:font-name-complex="Times New Roman1" style:font-size-complex="12pt"/>
    </style:style>
    <style:style style:name="T20" style:family="text">
      <style:text-properties style:font-name="Times New Roman" fo:font-size="12pt" style:font-size-asian="12pt" style:font-name-complex="Times New Roman1" style:font-size-complex="12pt"/>
    </style:style>
    <style:style style:name="T21" style:family="text">
      <style:text-properties style:font-name="Times New Roman" fo:font-size="14pt" fo:language="uk" fo:country="UA" style:font-name-asian="Times New Roman1" style:font-size-asian="14pt" style:language-asian="zh" style:country-asian="CN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ВІДГУК</text:span></text:p>
      <text:p text:style-name="P1"><text:span text:style-name="T1">керівника випускної кваліфікаційної роботи</text:span></text:p>
      <text:p text:style-name="P1"><text:span text:style-name="T1">освітньо-кваліфікаційного рівня “Магістр”</text:span></text:p>
      <text:p text:style-name="P3"/>
      <text:p text:style-name="P1"><text:span text:style-name="T7">виконану на тему “</text:span><text:span text:style-name="T21"> </text:span><text:span text:style-name="T4">МЕТОДИ РОЗПІЗНАВАННЯ ГРАФІЧНИХ ОБРАЗІВ НА ОСНОВІ ВИКОРИСТАННЯ БАГАТОПРОЦЕСОРНИХ АРХІТЕКТУР</text:span><text:span text:style-name="T7"> ” студентом групи К</text:span><text:span text:style-name="T8">П</text:span><text:span text:style-name="T7">-</text:span><text:span text:style-name="T8">32</text:span><text:span text:style-name="T7">М </text:span><text:span text:style-name="T8">Паляницею Олегом Вікторовичем</text:span></text:p>
      <text:p text:style-name="P4"/>
      <text:p text:style-name="P8"><text:span text:style-name="T7">Магістерська дисертація студента </text:span><text:span text:style-name="T13">Паляниці</text:span><text:span text:style-name="T7"> О.</text:span><text:span text:style-name="T13">В</text:span><text:span text:style-name="T7">. </text:span><text:span text:style-name="T18">присвячена </text:span><text:span text:style-name="T19">проблемі пришвидшення процесу розпізнавання графічних образів методами Віоли-Джонса та MB-LBP.</text:span><text:span text:style-name="T18"> Метою роботи є </text:span><text:span text:style-name="T6">підвищення швидкодії методів виявлення графічних образів на зображеннях за рахунок їх адаптації під багатопроцесорні архітектури.</text:span><text:span text:style-name="T7"> Магістерська дисертація виконана за науковою тематикою кафедри програмного забезпечення комп’ютерних систем. Випускна кваліфікаційна робота </text:span><text:span text:style-name="T13">Паляниці</text:span><text:span text:style-name="T7"> О.</text:span><text:span text:style-name="T13">В</text:span><text:span text:style-name="T7">. повністю відповідає виданому завданню. </text:span></text:p>
      <text:p text:style-name="P7"><text:span text:style-name="T7">Під час виконання роботи студент </text:span><text:span text:style-name="T13">Паляниці</text:span><text:span text:style-name="T7"> О.</text:span><text:span text:style-name="T13">В</text:span><text:span text:style-name="T7">. продемонстрував ґрунтовні знання, а також якості науковця-дослідника, який здатний самостійно формулювати наукові задачі та успішно їх вирішувати. Крім того, </text:span><text:span text:style-name="T13">Паляниця </text:span><text:span text:style-name="T7">О.</text:span><text:span text:style-name="T13">В</text:span><text:span text:style-name="T7">. є програмістом високої кваліфікації, що допомагає йому реалізовувати на практиці результати своєї наукової роботи. </text:span></text:p>
      <text:p text:style-name="P7"><text:span text:style-name="T7">Особистим здобутком </text:span><text:span text:style-name="T13">Паляниці</text:span><text:span text:style-name="T7"> О.</text:span><text:span text:style-name="T13">В</text:span><text:span text:style-name="T7">. у рамках проведеного наукового дослідження є те, </text:span><text:span text:style-name="T14">що він представив метод розподіленого тренування сильного класифікатора, який усуває недоліки існуючих модифікацій оригінальних методів. Також було представлено метод виявлення графічних об'єктів на зображеннях, що дозволяє значно знизити тривалість процесу класифікації.</text:span></text:p>
      <text:p text:style-name="P7"><text:span text:style-name="T7">Результати досліджень </text:span><text:span text:style-name="T12">Паляниці</text:span><text:span text:style-name="T7"> О.О. були обговорені на </text:span><text:span text:style-name="T20">V</text:span><text:span text:style-name="T7">І</text:span><text:span text:style-name="T12">І</text:span><text:span text:style-name="T7"> науковій конференції магістрантів та аспірантів «Прикладна математика та комп’ютинг» <text:s text:c="4"/>ПМК-</text:span><text:span text:style-name="T12">2015</text:span><text:span text:style-name="T7">, яка відбулась у квітні 201</text:span><text:span text:style-name="T12">5</text:span><text:span text:style-name="T7"> р.</text:span></text:p>
      <text:p text:style-name="P7"><text:span text:style-name="T7">На мою думку, якість підготовки </text:span><text:span text:style-name="T11">Паляниці</text:span><text:span text:style-name="T7"> О.</text:span><text:span text:style-name="T11">В</text:span><text:span text:style-name="T7">. відповідає вимогам освітньо-кваліфікаційної характеристики спеціальності </text:span><text:span text:style-name="T3">8.05010302</text:span><text:span text:style-name="T7"> «Інженерія програмного забезпечення». Вважаю, що випускна кваліфікаційна робота відповідає вимогам до магістерських дисертацій, а її автору, </text:span><text:span text:style-name="T11">Паляниці </text:span><text:span text:style-name="T7">О.</text:span><text:span text:style-name="T11">В</text:span><text:span text:style-name="T7">., може бути присвоєна кваліфікація «Професіонал у галузі програмування».</text:span></text:p>
      <text:p text:style-name="P9"/>
      <text:p text:style-name="P5"/>
      <text:p text:style-name="P2"><text:span text:style-name="T15">Науковий керівник</text:span></text:p>
      <text:p text:style-name="P10"><text:span text:style-name="T7">доцент кафедри </text:span><text:span text:style-name="T10">системного </text:span></text:p>
      <text:p text:style-name="P10"><text:span text:style-name="T10">програмування і спеціалізованих </text:span></text:p>
      <text:p text:style-name="P10"><text:span text:style-name="T10">комп'ютерних систем</text:span><text:span text:style-name="T7">, к.т.н. <text:tab/><text:tab/><text:tab/><text:tab/><text:tab/> <text:s text:c="7"/></text:span><text:span text:style-name="T9">О</text:span><text:span text:style-name="T7">.</text:span><text:span text:style-name="T9">І</text:span><text:span text:style-name="T7">. </text:span><text:span text:style-name="T9">Марченк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Subtle_20_Emphasis" style:display-name="Subtle Emphasis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style-complex="italic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Belokurova</meta:initial-creator>
    <meta:editing-cycles>22</meta:editing-cycles>
    <meta:print-date>2014-06-14T08:36:00</meta:print-date>
    <meta:creation-date>2014-06-11T08:54:00</meta:creation-date>
    <dc:date>2015-06-10T00:35:53.404252580</dc:date>
    <meta:editing-duration>PT16M39S</meta:editing-duration>
    <meta:generator>LibreOffice/4.2.8.2$Linux_X86_64 LibreOffice_project/420m0$Build-2</meta:generator>
    <meta:document-statistic meta:table-count="0" meta:image-count="0" meta:object-count="0" meta:page-count="1" meta:paragraph-count="13" meta:word-count="242" meta:character-count="2105" meta:non-whitespace-character-count="18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